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nLookup.main( String [ ] arg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ynLookup.expand( String query , Searcher syns , Analyzer a , String field , float boos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7">
            <text:p text:style-name="Table_20_Contents">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